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.635cm" style:auto-text-indent="false"/>
    </style:style>
    <style:style style:name="P2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P3" style:family="paragraph" style:parent-style-name="List_20_Paragraph" style:list-style-name="WWNum2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ngaars</text:p>
      <text:p text:style-name="Standard">Ja<text:tab/> <text:tab/>igen</text:p>
      <text:p text:style-name="Standard">Nee/niet <text:tab/>nem</text:p>
      <text:p text:style-name="Standard">Ik <text:tab/><text:tab/>én</text:p>
      <text:p text:style-name="Standard">Jij <text:tab/><text:tab/>te</text:p>
      <text:p text:style-name="Standard">Hij/zij<text:tab/><text:tab/> ő</text:p>
      <text:p text:style-name="Standard">Wij<text:tab/><text:tab/> mi</text:p>
      <text:p text:style-name="Standard">Jullie<text:tab/><text:tab/> ti</text:p>
      <text:p text:style-name="Standard">Zij<text:tab/><text:tab/> ők</text:p>
      <text:p text:style-name="Standard"/>
      <text:p text:style-name="Standard">Igen……………</text:p>
      <text:p text:style-name="Standard">Nem………….</text:p>
      <text:p text:style-name="Standard">Én…………….</text:p>
      <text:p text:style-name="Standard">Te……………….</text:p>
      <text:p text:style-name="Standard"><text:s/>Ő…………………</text:p>
      <text:p text:style-name="Standard">mi………………..</text:p>
      <text:p text:style-name="Standard">ti……………….</text:p>
      <text:p text:style-name="Standard">Ők…………………</text:p>
      <text:p text:style-name="Standard"/>
      <text:p text:style-name="P1">Hello<text:tab/><text:tab/>Hallo</text:p>
      <text:p text:style-name="P1">A nevem<text:tab/><text:tab/>Mijn naam is</text:p>
      <text:p text:style-name="P1">Jó reggelt<text:tab/><text:tab/>Goedemorgen</text:p>
      <text:p text:style-name="P1">Jó napot<text:tab/><text:tab/>Goedemiddag</text:p>
      <text:p text:style-name="P1">Jó estét<text:tab/><text:tab/>Goedenavond</text:p>
      <text:p text:style-name="P1">Jó éjszakát<text:tab/><text:tab/>Goedenacht</text:p>
      <text:p text:style-name="P1">Jó napot<text:tab/><text:tab/>Goedendag</text:p>
      <text:p text:style-name="P1">Viszontlátásra<text:tab/>Tot ziens</text:p>
      <text:p text:style-name="P1"/>
      <text:p text:style-name="P1">Helló, mi a neve?...............Hallo, wat is jouw naam?</text:p>
      <text:p text:style-name="P1">Hello, a nevem Ildiko………………Hallo mijn naam is Ildiko.</text:p>
      <text:p text:style-name="P1">Hol dolgozol?............Waar werk jij?</text:p>
      <text:p text:style-name="P1"><text:soft-page-break/>A Hotel De Elderschans-ban dolgozom…………Ik werk in Hotel De Elderschans<text:tab/></text:p>
      <text:p text:style-name="P1"/>
      <text:p text:style-name="Standard">Tellen<text:tab/>Uitspraak</text:p>
      <text:list xml:id="list937236403119303366" text:style-name="WWNum2">
        <text:list-item>
          <text:p text:style-name="P3">één</text:p>
        </text:list-item>
      </text:list>
      <text:p text:style-name="P1">2<text:tab/>twee</text:p>
      <text:p text:style-name="P1">3<text:tab/>drie</text:p>
      <text:p text:style-name="P1">4<text:tab/>vier</text:p>
      <text:p text:style-name="P1">5<text:tab/>vijf</text:p>
      <text:p text:style-name="P1">6<text:tab/>zes</text:p>
      <text:p text:style-name="P1">7<text:tab/>zeven</text:p>
      <text:p text:style-name="P1">8<text:tab/>acht</text:p>
      <text:p text:style-name="P1">9<text:tab/>negen</text:p>
      <text:p text:style-name="P1">10<text:tab/>tien</text:p>
      <text:p text:style-name="P1"/>
      <text:p text:style-name="P1">Fürdőszoba<text:tab/><text:tab/><text:tab/>Badkamer</text:p>
      <text:p text:style-name="P1">Zuhany<text:tab/><text:tab/><text:tab/>Douche</text:p>
      <text:p text:style-name="P1">Szappan<text:tab/><text:tab/><text:tab/>Zeep</text:p>
      <text:p text:style-name="P1">Sampon<text:tab/><text:tab/><text:tab/>Shampoo</text:p>
      <text:p text:style-name="P1">Mosdókagyló<text:tab/><text:tab/>Wastafel</text:p>
      <text:p text:style-name="P1">Tükör<text:tab/><text:tab/><text:tab/>Spiegel</text:p>
      <text:p text:style-name="P1">Baddoek<text:tab/><text:tab/><text:tab/>törülköző</text:p>
      <text:p text:style-name="P1">Ágy<text:tab/><text:tab/><text:tab/><text:tab/>Bed</text:p>
      <text:p text:style-name="P1">Ágynemű<text:tab/><text:tab/><text:tab/>Bed en lakens</text:p>
      <text:p text:style-name="P1">Párna<text:tab/><text:tab/><text:tab/>Kussen</text:p>
      <text:p text:style-name="P1"/>
      <text:p text:style-name="P1">Ilona, heb jij twee kussens?.............Ilona, van két párnád?</text:p>
      <text:p text:style-name="P1">Ja, ik leg ze op het bed…………… Igen, letettem őket az ágyra</text:p>
      <text:p text:style-name="P1">Ildiko ligt op het bed te slapen………. Ildiko az ágyon alszik</text:p>
      <text:p text:style-name="P1">Ildiko, jij moet werken…………… Ildiko, dolgoznia kell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nl" fo:country="N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nl" fo:country="N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1.244cm" fo:margin-left="1.87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eceptie</meta:initial-creator>
    <dc:creator>Arash Aryan</dc:creator>
    <meta:editing-cycles>3</meta:editing-cycles>
    <meta:creation-date>2020-04-17T11:50:00</meta:creation-date>
    <dc:date>2020-04-18T13:05:55.45</dc:date>
    <meta:editing-duration>PT1M43S</meta:editing-duration>
    <meta:generator>OpenOffice/4.1.7$Win32 OpenOffice.org_project/417m1$Build-9800</meta:generator>
    <meta:document-statistic meta:table-count="0" meta:image-count="0" meta:object-count="0" meta:page-count="2" meta:paragraph-count="54" meta:word-count="162" meta:character-count="101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